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ware-Test1">
            <text:p>TimePort-To-Software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ware-Test2">
            <text:p>TimePort-To-Software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ware-Test3">
            <text:p>TimePort-To-Software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office:value-type="string">
            <text:p>In Progress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ware-Test4">
            <text:p>TimePort-To-Software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ware-Test5">
            <text:p>TimePort-To-Software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_To_Beaglebone1">
            <text:p>TimePort_To_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office:value-type="string">
            <text:p>In Progress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6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08:34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03T22:13:05</dc:date>
    <dc:creator>James </dc:creator>
    <meta:editing-duration>PT10H42M54S</meta:editing-duration>
    <meta:editing-cycles>9</meta:editing-cycles>
    <meta:generator>LibreOffice/4.0.2.2$Linux_X86_64 LibreOffice_project/400m0$Build-2</meta:generator>
    <meta:document-statistic meta:table-count="7" meta:cell-count="310" meta:object-count="0"/>
  </office:meta>
</office:document-meta>
</file>